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paragraph-rsid="001135a1"/>
    </style:style>
    <style:style style:name="P2" style:family="paragraph" style:parent-style-name="Text_20_body" style:list-style-name="L1">
      <style:text-properties fo:language="en" fo:country="US" officeooo:rsid="001303fd" officeooo:paragraph-rsid="0017ee27"/>
    </style:style>
    <style:style style:name="P3" style:family="paragraph" style:parent-style-name="Text_20_body" style:list-style-name="L1">
      <style:text-properties fo:language="en" fo:country="US" officeooo:rsid="0017ee27" officeooo:paragraph-rsid="0017ee27"/>
    </style:style>
    <style:style style:name="P4" style:family="paragraph" style:parent-style-name="Text_20_body" style:list-style-name="L1">
      <style:text-properties fo:language="en" fo:country="US" officeooo:rsid="00195fe1" officeooo:paragraph-rsid="00195fe1"/>
    </style:style>
    <style:style style:name="P5" style:family="paragraph" style:parent-style-name="Text_20_body" style:list-style-name="L1">
      <style:text-properties fo:language="en" fo:country="US" officeooo:rsid="001a0c7f" officeooo:paragraph-rsid="001a0c7f"/>
    </style:style>
    <style:style style:name="P6" style:family="paragraph" style:parent-style-name="Text_20_body" style:list-style-name="L1">
      <style:text-properties fo:language="en" fo:country="US" officeooo:rsid="001bd0a2" officeooo:paragraph-rsid="001bd0a2"/>
    </style:style>
    <style:style style:name="P7" style:family="paragraph" style:parent-style-name="Text_20_body" style:list-style-name="L1">
      <style:text-properties fo:language="en" fo:country="US" officeooo:rsid="001dbbdf" officeooo:paragraph-rsid="001dbbdf"/>
    </style:style>
    <style:style style:name="P8" style:family="paragraph" style:parent-style-name="Text_20_body" style:list-style-name="L1">
      <style:text-properties fo:language="en" fo:country="US" officeooo:rsid="001667d3" officeooo:paragraph-rsid="001dbbdf"/>
    </style:style>
    <style:style style:name="P9" style:family="paragraph" style:parent-style-name="Text_20_body">
      <style:text-properties fo:language="en" fo:country="US" officeooo:rsid="001667d3" officeooo:paragraph-rsid="001667d3"/>
    </style:style>
    <style:style style:name="P10" style:family="paragraph" style:parent-style-name="Text_20_body" style:list-style-name="L1">
      <style:text-properties fo:language="en" fo:country="US" officeooo:rsid="00179c98" officeooo:paragraph-rsid="001eb5a1"/>
    </style:style>
    <style:style style:name="P11" style:family="paragraph" style:parent-style-name="Text_20_body">
      <style:text-properties officeooo:paragraph-rsid="001eb5a1"/>
    </style:style>
    <style:style style:name="P12" style:family="paragraph" style:parent-style-name="Heading_20_3">
      <style:text-properties fo:language="en" fo:country="US" officeooo:rsid="001eb5a1" officeooo:paragraph-rsid="001eb5a1"/>
    </style:style>
    <style:style style:name="P13" style:family="paragraph" style:parent-style-name="Heading_20_1">
      <style:text-properties fo:language="en" fo:country="US"/>
    </style:style>
    <style:style style:name="P14" style:family="paragraph" style:parent-style-name="Heading_20_2">
      <style:text-properties fo:language="en" fo:country="US"/>
    </style:style>
    <style:style style:name="P15" style:family="paragraph" style:parent-style-name="Heading_20_2">
      <style:text-properties fo:language="en" fo:country="US" officeooo:rsid="0011737d" officeooo:paragraph-rsid="0011737d"/>
    </style:style>
    <style:style style:name="T1" style:family="text">
      <style:text-properties officeooo:rsid="0014cae7"/>
    </style:style>
    <style:style style:name="T2" style:family="text">
      <style:text-properties officeooo:rsid="001667d3"/>
    </style:style>
    <style:style style:name="T3" style:family="text">
      <style:text-properties officeooo:rsid="00179c98"/>
    </style:style>
    <style:style style:name="T4" style:family="text">
      <style:text-properties officeooo:rsid="0017ee27"/>
    </style:style>
    <style:style style:name="T5" style:family="text">
      <style:text-properties officeooo:rsid="001dbbdf"/>
    </style:style>
    <style:style style:name="T6" style:family="text">
      <style:text-properties officeooo:rsid="001eb5a1"/>
    </style:style>
    <style:style style:name="T7" style:family="text">
      <style:text-properties fo:language="en" fo:country="US" officeooo:rsid="001eb5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<text:span text:style-name="T4"><text:s/>Analysis and Design</text:span> :</text:h>
      <text:p text:style-name="P1"/>
      <text:h text:style-name="P14" text:outline-level="2"><text:span text:style-name="T4">Requirements Analysis</text:span> :</text:h>
      <text:list xml:id="list2402223907291093388" text:style-name="L1">
        <text:list-item>
          <text:p text:style-name="P2"><text:span text:style-name="T4">The system must run on different operating systems</text:span> ( Mac, Windows, Linux, Android)</text:p>
        </text:list-item>
        <text:list-item>
          <text:p text:style-name="P3">The system must be able to convert all types of images into PDF</text:p>
        </text:list-item>
        <text:list-item>
          <text:p text:style-name="P4">The system must combine all the images and pdf files selected by our user in one pdf </text:p>
        </text:list-item>
        <text:list-item>
          <text:p text:style-name="P5">The GUI of the system is simple, it consists of three buttons :</text:p>
          <text:list>
            <text:list-item>
              <text:p text:style-name="P6">A button Convert image to pdf </text:p>
            </text:list-item>
            <text:list-item>
              <text:p text:style-name="P7">A button, Combines into a single PDF</text:p>
            </text:list-item>
            <text:list-item>
              <text:p text:style-name="P7">A file selection field</text:p>
            </text:list-item>
          </text:list>
        </text:list-item>
        <text:list-item>
          <text:p text:style-name="P7">A pop-up window will appear after selecting files to allow the user to name his file. This is valid only when you press the Combine button in one PDF</text:p>
        </text:list-item>
        <text:list-item>
          <text:p text:style-name="P8"><text:span text:style-name="T5">The output filenames must be incremented as follows</text:span> :</text:p>
          <text:list>
            <text:list-item>
              <text:p text:style-name="P7">If the user wants to give it a name, a script should check if no other file in the directory has this name, if so, the file name will be incremented (paco.pd to paco (1) .pdf)</text:p>
            </text:list-item>
          </text:list>
        </text:list-item>
        <text:list-item>
          <text:p text:style-name="P10"><text:span text:style-name="T6">The converted files will be present in a directory "PDF COMBINE" that the program will have created beforehand.</text:span> </text:p>
        </text:list-item>
      </text:list>
      <text:p text:style-name="P9"/>
      <text:h text:style-name="P15" text:outline-level="2">Conception :</text:h>
      <text:h text:style-name="P12" text:outline-level="3">Test case:</text:h>
      <text:p text:style-name="P11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prefix=" 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.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." style:num-format="i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)" style:num-format="a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5T08:32:36.695724912</meta:creation-date>
    <dc:date>2017-08-06T09:48:27.130905228</dc:date>
    <meta:editing-duration>PT23M53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91" meta:character-count="960" meta:non-whitespace-character-count="791"/>
  </office:meta>
</office:document-meta>
</file>